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style="italic" fo:font-weight="bold"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list-style-name="L4">
      <style:paragraph-properties fo:text-align="justify" style:justify-single-word="false"/>
      <style:text-properties fo:language="fr" fo:country="FR"/>
    </style:style>
    <style:style style:name="P4" style:family="paragraph" style:parent-style-name="Standard">
      <style:paragraph-properties fo:text-align="justify" style:justify-single-word="false"/>
      <style:text-properties fo:color="#ff00ff"/>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Heading_20_1">
      <style:paragraph-properties fo:text-align="justify" style:justify-single-word="false"/>
    </style:style>
    <style:style style:name="P11" style:family="paragraph" style:parent-style-name="Heading_20_2">
      <style:paragraph-properties fo:text-align="justify" style:justify-single-word="false"/>
    </style:style>
    <style:style style:name="P12" style:family="paragraph" style:parent-style-name="_5f_Commentaire">
      <style:paragraph-properties fo:text-align="justify" style:justify-single-word="false"/>
    </style:style>
    <style:style style:name="P13" style:family="paragraph" style:parent-style-name="Heading_20_3">
      <style:paragraph-properties fo:text-align="justify" style:justify-single-word="false"/>
    </style:style>
    <style:style style:name="P14" style:family="paragraph" style:parent-style-name="Title">
      <style:paragraph-properties fo:text-align="justify" style:justify-single-word="false"/>
    </style:style>
    <style:style style:name="T1" style:family="text">
      <style:text-properties fo:color="#ff00ff"/>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oteur d’exploration sémantique<text:line-break/>Haine du théâtre</text:p>
      <text:h text:style-name="P10" text:outline-level="1">Contexte</text:h>
      <text:p text:style-name="P5">Projet Haine du théâtre</text:p>
      <text:p text:style-name="P5">Constitution du corpus</text:p>
      <text:p text:style-name="P5">Comment on souhaite l’explorer</text:p>
      <text:h text:style-name="P10" text:outline-level="1">Ontologie</text:h>
      <text:list xml:id="list20958286451" text:style-name="L1">
        <text:list-item>
          <text:p text:style-name="P6">Point de départ : comprendre comment sont convoquées les autorités par les auteurs.<text:line-break/>NB : penser à expliquer ce qu’est une autorité (un auteur cité comme référence).<text:span text:style-name="T1"> On designe comme autorité les auteurs anciens qui sont invoqués lors d'une argumentation, en accordant de la valeur aux propos cités dans le texte.</text:span></text:p>
        </text:list-item>
        <text:list-item>
          <text:p text:style-name="P6">Quels sont les auteurs les plus cités ? <text:span text:style-name="T1">Augustin, Tertullien et Cicéron (corpus 2014, c'est à dire les textes de Aubignac, Conti, Nicole et Voisin). Dans le nouveau corpus (12 textes) l'autorité la plus cité est Roscius (il s'agit d'un acteur qui écrivait aussi des essais), suivie par Scipion et Varron. </text:span></text:p>
        </text:list-item>
        <text:list-item>
          <text:p text:style-name="P6"><text:span text:style-name="T1">Pour calculer les autorités les plus cités nous avons utilisé TXM sur les textes de Aubignac, Beaulieu, Conti, Gaule, Gorju, La Porte, Nicole (1667 et 1675), Ottonelli, Saint-Evremond, Tilenus, Vincent, Voisin. Nous avons partitionné le corpus (13 partitions) et calculé les noms propres. Ensuite, nous avons trié les noms propres les plus fréquents et nous avons considéré ceux supérieurs à 20 occurrences. Ensuite, nous avons calculé la fréquence d'apparition de ces autorités par rapport à la taille de chaque texte où elle apparaissaient (fréquence totale de l'autorité divisé par le numéro de mots de chaque texte). Ensuite, nous avons mis les résultats en pourcentage et construit le graphique.</text:span></text:p>
        </text:list-item>
        <text:list-item>
          <text:p text:style-name="P6">Quels sont les auteurs au centre de la polémique/controverse ? Etc. </text:p>
          <text:p text:style-name="P6"><text:span text:style-name="T1">Selon le corpus actuel, les auteurs qui utilisent le majeur nombre d'autorités pour leus écrits sont Saint-Evrémond, Vincent et Conti. </text:span></text:p>
        </text:list-item>
      </text:list>
      <text:p text:style-name="P5"/>
      <text:p text:style-name="P5"/>
      <text:p text:style-name="P5">Utilisation de TXM (étude lexicométrique des collocations : explorer le champ sémantique autour des autorités citées).</text:p>
      <text:p text:style-name="P5">Des champs sémantiques de la polémique apparaissent, par ex. tout un champ sémantique de la condamnation (discours dépréciatif sur le théâtre).</text:p>
      <text:p text:style-name="P5">Idée de consigner ce champ sémantique et les termes caractéristiques (signes linguistiques) dans une ontologie.</text:p>
      <text:p text:style-name="P5"><text:span text:style-name="T1">TODO CHIARA</text:span> : dire un mot des ambiguités sémantiques et de la méthodologie pour isoler les signes linguistiques. Revenir sur le travail (TXM, analyse des collocations) pour écarter les signes linguistiques ambigüs (polysémie, etc.) → donner des exemples. Quelle méthode pour repérer les signes linguistiques véritablement discriminants des champs sémantiques à explorer (NB : c’est notamment ce qui justifie qu’on consigne cette expertise dans une ontologie).</text:p>
      <text:p text:style-name="P5"/>
      <text:p text:style-name="P4">Méthodologie:</text:p>
      <text:p text:style-name="P4">Utilisation du logiciel TXM. Import du corpus, division en sous-corpus et en partitions.</text:p>
      <text:p text:style-name="P4">Isolation des mots pour la construction de l'ontologie.</text:p>
      <text:p text:style-name="P4">Première étape: la liste des autorités. </text:p>
      <text:p text:style-name="P4"><text:tab/>- isolation des noms propres des différentes partitions du corpus. </text:p>
      <text:p text:style-name="P4"><text:tab/>- tri à la main des autorités en tant qu'elles</text:p>
      <text:p text:style-name="P4"><text:soft-page-break/><text:tab/></text:p>
      <text:p text:style-name="P4">Deuxième étape: les cooccurrents</text:p>
      <text:p text:style-name="P4"><text:tab/>- étude des cooccurrences de chaque autorité, seuil 5 mots avant et 5 mots après l'occurrent (autorité)</text:p>
      <text:p text:style-name="P4"><text:tab/>- addition des cooccurrences répétées pour les différentes autorités</text:p>
      <text:p text:style-name="P4"><text:tab/>- étude en contexte de chaque cooccurrent: élimination des mots ambigus selon le contexte (choix subjectif, il faut répondre à la question: est-ce que ce mot est pertinent pour la compréhension de la controverse pour ou contre le théatre?)</text:p>
      <text:p text:style-name="P4"/>
      <text:p text:style-name="P4">Troisième étape: la liste des mots pour l'ontologie</text:p>
      <text:p text:style-name="P4"><text:tab/>- regrouper tous les mots (les cooccurrences) qui ont été répérés et les diviser selon champs sémantiques communs. Au moins 3 mots dans chaque champs (choix personnel de nomenclature des champs), les champs qui ont moins de 2 mots sont éliminés.</text:p>
      <text:p text:style-name="P4"/>
      <text:p text:style-name="P5"/>
      <text:p text:style-name="P5">Objectif des membres de l’équipe : indexer le corpus avec un vocabulaire maîtrisé (expertise de l’équipe sur la langue de l’époque, etc.) → consigner l’expertise linguistique (historique) sur les champs sémantiques.</text:p>
      <text:p text:style-name="P5">Plutôt que d’indexer à la main les chapitre, on a l’idée de projeter ces signes linguistiques sur le corpus (étiquetage automatique).</text:p>
      <text:h text:style-name="P10" text:outline-level="1">Projection de l’ontologie sur le corpus</text:h>
      <text:h text:style-name="P11" text:outline-level="2">Que fait-on ?</text:h>
      <text:list xml:id="list1081375191" text:style-name="L2">
        <text:list-item>
          <text:p text:style-name="P7">Scripts (java) pour repérer toutes les formes (lemmatisation) des signes linguistiques définis. Enrichissement automatique du XML/TEI.</text:p>
        </text:list-item>
        <text:list-item>
          <text:p text:style-name="P7">TODO : petit schéma fonctionnel : XML/TEI → processing → XML/TEI enrichi.</text:p>
        </text:list-item>
        <text:list-item>
          <text:p text:style-name="P7">Ajout d’une balise &lt;term&gt; dans le flux du texte.<text:line-break/>&lt;term type="Morale_Négative" rend="Déréglé"&gt;déréglés&lt;/term&gt;</text:p>
        </text:list-item>
        <text:list-item>
          <text:p text:style-name="P7">On peut observer l’étiquetage produit pour chaque chapitre :<text:line-break/>Donner ex. Voisin (condamnation)</text:p>
        </text:list-item>
      </text:list>
      <text:p text:style-name="P5">Constat : sans connaissance a priori des textes et sans apprentissage on est capable de déterminer si le texte est laudatif ou dépréciatif.<text:line-break/>On se demande comment exploiter cette donnée, le point de vue défini dans l’ontologie.</text:p>
      <text:p text:style-name="P5">On présente une petite expérience, complémentaire de ce qui est développé à l’ACASA.</text:p>
      <text:p text:style-name="P5"/>
      <text:h text:style-name="P10" text:outline-level="1">Explorer le corpus grâce au point de vue défini</text:h>
      <text:h text:style-name="P11" text:outline-level="2">Enrichir la base de données de publication</text:h>
      <text:list xml:id="list239415942" text:style-name="L3">
        <text:list-item>
          <text:p text:style-name="P8">Les textes sont segmentés au chapitre (un identifiant par chapitre).</text:p>
        </text:list-item>
        <text:list-item>
          <text:p text:style-name="P8">On peut raccrocher les termes à chaque chapitre.</text:p>
        </text:list-item>
        <text:list-item>
          <text:p text:style-name="P8">TODO : expliciter le modèle de table → SemanticTag(term_id, parent_id, chapter_id, text_value)</text:p>
        </text:list-item>
        <text:list-item>
          <text:p text:style-name="P8">On peut donc requêter en exploitant les seuls termes (term_id) ou les champs sémantiques (parent_id)</text:p>
        </text:list-item>
        <text:list-item>
          <text:p text:style-name="P8">Un ex. de question (condamnation) : <text:span text:style-name="T1">Chiara ?</text:span></text:p>
        </text:list-item>
        <text:list-item>
          <text:p text:style-name="P8">Comme il est délicat de manipuler des effectifs bruts, le modèle prévoit des données quantitatives complémentaires : SemanticChapterStat(chapter_id, <text:soft-page-break/>chapter_length, chapter_term_count, chapter_semantic_term_count)<text:line-break/>Pondération des résultats en fonction de la taille du texte, du la fréquence relative du terme, etc.<text:line-break/>TODO : faire le point là-dessus avec Amine. // voir si on le met en ccl (perspectives)</text:p>
        </text:list-item>
        <text:list-item>
          <text:p text:style-name="P8">Méthode itérative : <text:span text:style-name="T1">Chiara</text:span> nous soumet des questions ; exprimées en SQL ; analyse des résultats ; reformulations des requêtes, etc.</text:p>
        </text:list-item>
      </text:list>
      <text:h text:style-name="P11" text:outline-level="2">Exemples</text:h>
      <text:h text:style-name="P13" text:outline-level="3">religion</text:h>
      <text:p text:style-name="P2"/>
      <text:p text:style-name="P2">SELECT chapter_id, count(parent_id) FROM SemanticTag where parent_id='Religion' group by 1 order by 2 desc;</text:p>
      <text:p text:style-name="P12">Objectif de la requête (en langage naturel) :<text:line-break/>Commentaire : </text:p>
      <text:h text:style-name="P13" text:outline-level="3">dieux</text:h>
      <text:p text:style-name="P2">(au pluriel ! Pour voir la différence entre religion catholique et païenne).</text:p>
      <text:p text:style-name="P2">--&gt; chapitre où on parle de Dieu</text:p>
      <text:p text:style-name="P2"/>
      <text:p text:style-name="P2">--&gt; résultat ordonné par le nombre de Dieu et Dieux dans les chapitres</text:p>
      <text:p text:style-name="P2">SELECT chapter_id, count(term_id), 'Dieu' from SemanticTag where text_value ='Dieu' group by 1,3</text:p>
      <text:p text:style-name="P2">UNION</text:p>
      <text:p text:style-name="P2">SELECT chapter_id, count(term_id), 'Dieux' from SemanticTag where text_value ='Dieux' group by 1,3 order by 2 desc</text:p>
      <text:p text:style-name="P2"/>
      <text:p text:style-name="P2">--&gt; résultat ordonné par le nom du chapitre</text:p>
      <text:p text:style-name="P2">SELECT chapter_id, count(term_id), 'Dieu' from SemanticTag where text_value ='Dieu' group by 1,3</text:p>
      <text:p text:style-name="P2">UNION</text:p>
      <text:p text:style-name="P2">SELECT chapter_id, count(term_id), 'Dieux' from SemanticTag where text_value ='Dieux' group by 1,3 order by 1 desc</text:p>
      <text:p text:style-name="P12">Chiara (la requête en langage naturel + évaluation du résultat) :</text:p>
      <text:h text:style-name="P13" text:outline-level="3">fille, père mère</text:h>
      <text:p text:style-name="P5">(pour voir comment <text:s/>le champs sémantique de la femme ressort).</text:p>
      <text:p text:style-name="P2"/>
      <text:p text:style-name="P2">--&gt; où on parle le plus de femmes</text:p>
      <text:p text:style-name="P2">SELECT chapter_id, count(parent_id) FROM SemanticTag where parent_id='Femme' group by 1 order by 2 desc;</text:p>
      <text:p text:style-name="P2"/>
      <text:p text:style-name="P2">--&gt; où on parle à la fois de Femme et de père et de mère. Je fais la somme de Femme Père et Mère</text:p>
      <text:p text:style-name="P2">SELECT chapitre, sum(compte) 'Femme, père et mère' from(</text:p>
      <text:p text:style-name="P2"><text:soft-page-break/>SELECT chapter_id as chapitre, count(parent_id) as compte, 'Société' FROM SemanticTag <text:s/>where parent_id = 'Société' And term_id in ('Mère','Père') group by 1,3</text:p>
      <text:p text:style-name="P2">UNION</text:p>
      <text:p text:style-name="P2">SELECT chapter_id as chapitre, count(parent_id) as compte, 'Femme' FROM SemanticTag <text:s/>where parent_id='Femme' group by 1,3)</text:p>
      <text:p text:style-name="P2">where chapitre IN</text:p>
      <text:p text:style-name="P2">(</text:p>
      <text:p text:style-name="P2">SELECT chapter_id FROM SemanticTag <text:s/>where parent_id='Société' And term_id in ('Mère','Père')</text:p>
      <text:p text:style-name="P2">INTERSECT</text:p>
      <text:p text:style-name="P2">SELECT chapter_id FROM SemanticTag <text:s/>where parent_id='Femme'</text:p>
      <text:p text:style-name="P2">)</text:p>
      <text:p text:style-name="P2">group by chapitre order by 2 desc</text:p>
      <text:p text:style-name="P2"/>
      <text:p text:style-name="P2">--&gt; où on parle à la fois de Femme et de Religion. Je fais la somme de Femme et Religion</text:p>
      <text:p text:style-name="P2">SELECT chapitre, SUM(compte) 'Femme et Religion'</text:p>
      <text:p text:style-name="P2"><text:s text:c="2"/>FROM(</text:p>
      <text:p text:style-name="P2"><text:s text:c="4"/>SELECT chapter_id AS chapitre, COUNT(parent_id) AS compte, 'Religion'</text:p>
      <text:p text:style-name="P2"><text:s text:c="4"/>FROM SemanticTag </text:p>
      <text:p text:style-name="P2"><text:s text:c="4"/>WHERE parent_id='Religion' group by 1,3</text:p>
      <text:p text:style-name="P2"><text:s text:c="4"/>UNION</text:p>
      <text:p text:style-name="P2"><text:s text:c="4"/>SELECT chapter_id AS chapitre, COUNT(parent_id) AS compte, 'Femme'</text:p>
      <text:p text:style-name="P2"><text:s text:c="4"/>FROM SemanticTag</text:p>
      <text:p text:style-name="P2"><text:s text:c="4"/>WHERE parent_id='Femme'</text:p>
      <text:p text:style-name="P2"><text:s text:c="4"/>GROUP BY 1,3)</text:p>
      <text:p text:style-name="P2"><text:s text:c="2"/>WHERE chapitre IN(</text:p>
      <text:p text:style-name="P2"><text:s text:c="4"/>SELECT chapter_id FROM SemanticTag WHERE parent_id='Religion'</text:p>
      <text:p text:style-name="P2"><text:s text:c="4"/>INTERSECT</text:p>
      <text:p text:style-name="P2"><text:s text:c="4"/>SELECT chapter_id FROM SemanticTag WHERE parent_id='Femme')</text:p>
      <text:p text:style-name="P2"><text:s text:c="2"/>GROUP BY chapitre ORDER BY 2 DESC;</text:p>
      <text:p text:style-name="P12">Chiara (la requête en langage naturel + évaluation du résultat) :</text:p>
      <text:h text:style-name="P13" text:outline-level="3">argent (thématique de l'économie).</text:h>
      <text:p text:style-name="P2"/>
      <text:p text:style-name="P2">SELECT chapter_id, count(parent_id) FROM SemanticTag where parent_id='Economie' group by 1 order by 2 desc;</text:p>
      <text:p text:style-name="P12">Chiara (la requête en langage naturel + évaluation du résultat) :</text:p>
      <text:h text:style-name="P13" text:outline-level="3">condamnation (en générale).</text:h>
      <text:p text:style-name="P2"/>
      <text:p text:style-name="P2">--&gt; Les chapitres où on parle de condamnation ordonné par fréquence décroissante</text:p>
      <text:p text:style-name="P2">SELECT chapter_id, count(parent_id) FROM SemanticTag where parent_id='Morale_Négative' group by 1 order by 2 desc;</text:p>
      <text:p text:style-name="P2"/>
      <text:p text:style-name="P2">--&gt; les chapitres où on parle à la fois de théâtre et de morale_négative ordonné par la somme de théatre et morale_négative</text:p>
      <text:p text:style-name="P2">SELECT chapitre, sum(compte) 'Théâtre et Morale_Négatve' from(</text:p>
      <text:p text:style-name="P2"><text:soft-page-break/>SELECT chapter_id as chapitre, count(parent_id) as compte, 'Théâtre' FROM SemanticTag <text:s/>where parent_id='Théâtre' 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text:p>
      <text:p text:style-name="P2">INTERSECT</text:p>
      <text:p text:style-name="P2">SELECT chapter_id FROM SemanticTag <text:s/>where parent_id='Morale_Négative'</text:p>
      <text:p text:style-name="P2">)</text:p>
      <text:p text:style-name="P2">group by chapitre order by 2 desc</text:p>
      <text:p text:style-name="P12">Chiara (la requête en langage naturel + évaluation du résultat) :</text:p>
      <text:h text:style-name="P13" text:outline-level="3">qualités négatives</text:h>
      <text:p text:style-name="P2">(pour voir comment elles sont reliés à la condamnation, si ça marche).</text:p>
      <text:p text:style-name="P2"/>
      <text:p text:style-name="P2">SELECT chapter_id, count(parent_id) FROM SemanticTag where parent_id='Qualité_Négative' group by 1 order by 2 desc;</text:p>
      <text:p text:style-name="P2"/>
      <text:p text:style-name="P2">--&gt; intersection qualité négative et condamnation</text:p>
      <text:p text:style-name="P2">SELECT chapitre, sum(compte) <text:s/>as 'Qualité_Négative et Morale_Négative' from(</text:p>
      <text:p text:style-name="P2">SELECT chapter_id as chapitre, count(parent_id) as compte, 'Qualité_Négative' FROM SemanticTag <text:s/>where parent_id='Qualité_Négative' 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Qualité_Négative' </text:p>
      <text:p text:style-name="P2">INTERSECT</text:p>
      <text:p text:style-name="P2">SELECT chapter_id FROM SemanticTag <text:s/>where parent_id='Morale_Négative'</text:p>
      <text:p text:style-name="P2">)</text:p>
      <text:p text:style-name="P2">group by chapitre order by 2 desc</text:p>
      <text:p text:style-name="P2"/>
      <text:p text:style-name="P2">--&gt; liste ordonnée des articles qui contiennent qualité négative et/ou morale négative</text:p>
      <text:p text:style-name="P2">SELECT chapter_id as chapitre, count(parent_id) as compte, 'Qualité_Négative' FROM SemanticTag <text:s/>where parent_id='Qualité_Négative' group by 1,3</text:p>
      <text:p text:style-name="P2">UNION</text:p>
      <text:p text:style-name="P2">SELECT chapter_id as chapitre, count(parent_id) as compte, 'Morale_Négative' FROM SemanticTag <text:s/>where parent_id='Morale_Négative' group by 1,3</text:p>
      <text:p text:style-name="P2">order by 1,2 desc</text:p>
      <text:p text:style-name="P2"/>
      <text:p text:style-name="P12">Chiara (la requête en langage naturel + évaluation du résultat) :</text:p>
      <text:h text:style-name="P13" text:outline-level="3">spectateur et moralité négative</text:h>
      <text:p text:style-name="P2">(c'est possible deux thèmes au même temps?).</text:p>
      <text:p text:style-name="P2"/>
      <text:p text:style-name="P2"><text:soft-page-break/>--&gt; ici tu as les chapitres où il y a à la fois Morale_Négative et Public (Spectateur, Spectatrice et Public). La colonne somme contient la somme de morale_négative et Public (Spectateur, Spectatrice et Public).</text:p>
      <text:p text:style-name="P2">SELECT chapitre, sum(compte) <text:s/>as 'Spectateur, spectatrice public et Morale_Négative' from(</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and term_id <text:s/>in <text:s/>('Spectateur', 'Spectatrice','Public')</text:p>
      <text:p text:style-name="P2">INTERSECT</text:p>
      <text:p text:style-name="P2">SELECT chapter_id FROM SemanticTag <text:s/>where parent_id='Morale_Négative'</text:p>
      <text:p text:style-name="P2">)</text:p>
      <text:p text:style-name="P2">group by chapitre order by 2 desc</text:p>
      <text:p text:style-name="P2"/>
      <text:p text:style-name="P2">--&gt; ici tu peux voir on détail pour chaque chapitre le nombre de morale négative et de public <text:s/>(Spectateur, Spectatrice et Public)</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
      <text:p text:style-name="P2"/>
      <text:p text:style-name="P12">Chiara (la requête en langage naturel + évaluation du résultat) :</text:p>
      <text:h text:style-name="P13" text:outline-level="3">passion</text:h>
      <text:p text:style-name="P2">(pour quels auteurs est un thème positif et dans quels chapitres).</text:p>
      <text:p text:style-name="P2"/>
      <text:p text:style-name="P2">--&gt; ici tu as les chapitres où il y a à la fois Morale_Positive et Passion. La colonne somme contient la somme de morale_positive et passion</text:p>
      <text:p text:style-name="P2">SELECT chapitre, sum(compte) <text:s/>as 'Passion et Morale_Positive' from(</text:p>
      <text:p text:style-name="P2">SELECT chapter_id as chapitre, count(parent_id) as compte, 'Passion' FROM SemanticTag <text:s/>where parent_id='Passion'</text:p>
      <text:p text:style-name="P2">group by 1,3</text:p>
      <text:p text:style-name="P2">UNION</text:p>
      <text:p text:style-name="P2">SELECT chapter_id as chapitre, count(parent_id) as compte, 'Morale_Positive' FROM SemanticTag <text:s/>where parent_id='Morale_Positive' group by 1,3)</text:p>
      <text:p text:style-name="P2">where chapitre IN</text:p>
      <text:p text:style-name="P2">(</text:p>
      <text:p text:style-name="P2">SELECT chapter_id FROM SemanticTag <text:s/>where parent_id='Passion'</text:p>
      <text:p text:style-name="P2">INTERSECT</text:p>
      <text:p text:style-name="P2">SELECT chapter_id FROM SemanticTag <text:s/>where parent_id='Morale_Positive'</text:p>
      <text:p text:style-name="P2">)</text:p>
      <text:p text:style-name="P2"><text:soft-page-break/>group by chapitre order by 2 desc</text:p>
      <text:p text:style-name="P2"/>
      <text:p text:style-name="P2"/>
      <text:p text:style-name="P2">--&gt; ici tu peux voir on détail pour chaque chapitre le nombre de morale positive et de passion </text:p>
      <text:p text:style-name="P2"/>
      <text:p text:style-name="P2">SELECT chapter_id as chapitre, count(parent_id) as compte, 'Passion' FROM SemanticTag <text:s/>where parent_id='Passion' </text:p>
      <text:p text:style-name="P2">group by 1,3</text:p>
      <text:p text:style-name="P2">UNION</text:p>
      <text:p text:style-name="P2">SELECT chapter_id as chapitre, count(parent_id) as compte, 'Morale_Positive' FROM SemanticTag <text:s/>where parent_id='Morale_Positive' group by 1,3</text:p>
      <text:p text:style-name="P2"/>
      <text:p text:style-name="P12">Chiara (la requête en langage naturel + évaluation du résultat) :</text:p>
      <text:h text:style-name="P13" text:outline-level="3">guerre</text:h>
      <text:p text:style-name="P2">(où les auteurs parlent de guerre et pourquoi).</text:p>
      <text:p text:style-name="P2"/>
      <text:p text:style-name="P2">SELECT chapter_id, count(parent_id) FROM SemanticTag where parent_id='Guerre' group by 1 order by 2 desc;</text:p>
      <text:p text:style-name="P12">Chiara (la requête en langage naturel + évaluation du résultat) :</text:p>
      <text:h text:style-name="P13" text:outline-level="3">théâtre</text:h>
      <text:p text:style-name="P2">(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2"/>
      <text:p text:style-name="P2">SELECT chapter_id, term_id, count(term_id) FROM SemanticTag where parent_id='Théâtre' and term_id <text:s/>in <text:s/>( 'Théâtre','Comédie','Mystère','Tragi-Comédie','Tragédie') group by 1,2 order by 3 desc</text:p>
      <text:p text:style-name="P2"/>
      <text:p text:style-name="P12">Chiara (la requête en langage naturel + évaluation du résultat) :</text:p>
      <text:p text:style-name="P5"/>
      <text:h text:style-name="P10" text:outline-level="1">Conclusion/Perspectives</text:h>
      <text:list xml:id="list353441682" text:style-name="L4">
        <text:list-item>
          <text:p text:style-name="P9">Ça marche ? <text:span text:style-name="T1">(Chiara)</text:span></text:p>
        </text:list-item>
        <text:list-item>
          <text:p text:style-name="P9">Explorer un corpus en fonction du point de vue défini dans une ontologie.</text:p>
        </text:list-item>
        <text:list-item>
          <text:p text:style-name="P9">Méthode et code exploitable dans d’autres contexte (corpus Apollinaire ? Critique?)</text:p>
        </text:list-item>
        <text:list-item>
          <text:p text:style-name="P9">Pondération statistique des résultats (taille des chapitre, fréquence relative des termes, etc.) Amine ?</text:p>
        </text:list-item>
        <text:list-item>
          <text:p text:style-name="P9">Formuler des requêtes en langage naturel (Zied?).</text:p>
        </text:list-item>
        <text:list-item>
          <text:p text:style-name="P9">Problèmes :</text:p>
        </text:list-item>
        <text:list-item>
          <text:p text:style-name="P3">travail long de construction de l’ontologie</text:p>
        </text:list-item>
        <text:list-item>
          <text:p text:style-name="P3"><text:soft-page-break/>(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p>
        </text:list-item>
        <text:list-item>
          <text:p text:style-name="P3">requêtes à formuler à chaque nouveau ca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Graphique des autorités les plus citées</text:p>
      <text:p text:style-name="P2"><draw:frame draw:style-name="fr1" draw:name="Oggetto1" text:anchor-type="paragraph" svg:width="16.422cm" svg:height="22.202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921cm" fo:margin-bottom="0.21cm" fo:padding="0cm" fo:border-left="none" fo:border-right="none" fo:border-top="0.06pt solid #000000" fo:border-bottom="none" style:shadow="none"/>
      <style:text-properties fo:font-size="14pt" fo:font-weight="bold" style:font-size-asian="14pt" style:font-weight-asian="bold" style:font-size-complex="14pt" style:font-weight-complex="bold"/>
    </style:style>
    <style:style style:name="_5f_Commentaire" style:display-name="_Commentaire" style:family="paragraph" style:parent-style-name="Standard">
      <style:paragraph-properties fo:margin="100%" fo:margin-left="0cm" fo:margin-right="0cm" fo:margin-top="0.499cm" fo:margin-bottom="0.499cm" fo:text-indent="0cm" style:auto-text-indent="false" fo:background-color="#cfe7f5" fo:padding="0cm" fo:border="none" style:shadow="none">
        <style:background-image/>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1T16:32:46</dc:date>
    <dc:creator>Chiara Mainardi</dc:creator>
    <meta:editing-duration>PT3H33M9S</meta:editing-duration>
    <meta:editing-cycles>95</meta:editing-cycles>
    <meta:generator>LibreOffice/3.5$Linux_X86_64 LibreOffice_project/350m1$Build-2</meta:generator>
    <meta:document-statistic meta:table-count="0" meta:image-count="0" meta:object-count="1" meta:page-count="10" meta:paragraph-count="197" meta:word-count="2140" meta:character-count="14749" meta:non-whitespace-character-count="127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0">
      <style:chart-properties chart:link-data-style-to-source="false"/>
      <style:graphic-properties draw:stroke="none" draw:fill-color="#4b1f6f"/>
      <style:text-properties fo:font-size="10pt" style:font-size-asian="10pt" style:font-size-complex="10pt"/>
    </style:style>
    <style:style style:name="ch16" style:family="chart" style:data-style-name="N0">
      <style:chart-properties chart:link-data-style-to-source="false"/>
      <style:graphic-properties draw:stroke="none" draw:fill-color="#ff950e"/>
      <style:text-properties fo:font-size="10pt" style:font-size-asian="10pt" style:font-size-complex="10pt"/>
    </style:style>
    <style:style style:name="ch17" style:family="chart" style:data-style-name="N0">
      <style:chart-properties chart:link-data-style-to-source="false"/>
      <style:graphic-properties draw:stroke="none" draw:fill-color="#c5000b"/>
      <style:text-properties fo:font-size="10pt" style:font-size-asian="10pt" style:font-size-complex="10pt"/>
    </style:style>
    <style:style style:name="ch18" style:family="chart" style:data-style-name="N0">
      <style:chart-properties chart:link-data-style-to-source="false"/>
      <style:graphic-properties draw:stroke="none" draw:fill-color="#0084d1"/>
      <style:text-properties fo:font-size="10pt" style:font-size-asian="10pt" style:font-size-complex="10pt"/>
    </style:style>
    <style:style style:name="ch19" style:family="chart" style:data-style-name="N0">
      <style:chart-properties chart:link-data-style-to-source="false"/>
      <style:graphic-properties draw:stroke="none"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421cm" svg:height="22.201cm" xlink:href="." xlink:type="simple" chart:class="chart:bar" chart:style-name="ch1">
        <chart:legend chart:legend-position="end" svg:x="13.205cm" svg:y="7.813cm" style:legend-expansion="high" chart:style-name="ch2"/>
        <chart:plot-area chart:style-name="ch3" chart:data-source-has-labels="both" svg:x="0.778cm" svg:y="1.911cm" svg:width="11.771cm" svg:height="19.426cm">
          <chartooo:coordinate-region svg:x="3.066cm" svg:y="1.911cm" svg:width="9.389cm" svg:height="18.779cm"/>
          <chart:axis chart:dimension="x" chart:name="primary-x" chart:style-name="ch4" chartooo:axis-type="auto">
            <chartooo:date-scale/>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series chart:style-name="ch9" chart:values-cell-range-address="local-table.$D$2:.$D$25" chart:label-cell-address="local-table.$D$1" chart:class="chart:bar">
            <chart:data-point chart:repeated="24"/>
          </chart:series>
          <chart:series chart:style-name="ch10" chart:values-cell-range-address="local-table.$E$2:.$E$25" chart:label-cell-address="local-table.$E$1" chart:class="chart:bar">
            <chart:data-point chart:repeated="24"/>
          </chart:series>
          <chart:series chart:style-name="ch11" chart:values-cell-range-address="local-table.$F$2:.$F$25" chart:label-cell-address="local-table.$F$1" chart:class="chart:bar">
            <chart:data-point chart:repeated="24"/>
          </chart:series>
          <chart:series chart:style-name="ch12" chart:values-cell-range-address="local-table.$G$2:.$G$25" chart:label-cell-address="local-table.$G$1" chart:class="chart:bar">
            <chart:data-point chart:repeated="24"/>
          </chart:series>
          <chart:series chart:style-name="ch13" chart:values-cell-range-address="local-table.$H$2:.$H$25" chart:label-cell-address="local-table.$H$1" chart:class="chart:bar">
            <chart:data-point chart:repeated="24"/>
          </chart:series>
          <chart:series chart:style-name="ch14" chart:values-cell-range-address="local-table.$I$2:.$I$25" chart:label-cell-address="local-table.$I$1" chart:class="chart:bar">
            <chart:data-point chart:repeated="24"/>
          </chart:series>
          <chart:series chart:style-name="ch15" chart:values-cell-range-address="local-table.$J$2:.$J$25" chart:label-cell-address="local-table.$J$1" chart:class="chart:bar">
            <chart:data-point chart:repeated="24"/>
          </chart:series>
          <chart:series chart:style-name="ch16" chart:values-cell-range-address="local-table.$K$2:.$K$25" chart:label-cell-address="local-table.$K$1" chart:class="chart:bar">
            <chart:data-point chart:repeated="24"/>
          </chart:series>
          <chart:series chart:style-name="ch17" chart:values-cell-range-address="local-table.$L$2:.$L$25" chart:label-cell-address="local-table.$L$1" chart:class="chart:bar">
            <chart:data-point chart:repeated="24"/>
          </chart:series>
          <chart:series chart:style-name="ch18" chart:values-cell-range-address="local-table.$M$2:.$M$25" chart:label-cell-address="local-table.$M$1" chart:class="chart:bar">
            <chart:data-point chart:repeated="24"/>
          </chart:series>
          <chart:series chart:style-name="ch19" chart:values-cell-range-address="local-table.$N$2:.$N$25" chart:label-cell-address="local-table.$N$1" chart:class="chart:bar">
            <chart:data-point chart:repeated="24"/>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Gorju</text:p>
              </table:table-cell>
              <table:table-cell office:value-type="string">
                <text:p>La-Porte</text:p>
              </table:table-cell>
              <table:table-cell office:value-type="string">
                <text:p>Nicole67</text:p>
              </table:table-cell>
              <table:table-cell office:value-type="string">
                <text:p>Nicole75</text:p>
              </table:table-cell>
              <table:table-cell office:value-type="string">
                <text:p>Ottonelli</text:p>
              </table:table-cell>
              <table:table-cell office:value-type="string">
                <text:p>Saint-Evremond</text:p>
              </table:table-cell>
              <table:table-cell office:value-type="string">
                <text:p>Tilenus</text:p>
              </table:table-cell>
              <table:table-cell office:value-type="string">
                <text:p>Vincent</text:p>
              </table:table-cell>
              <table:table-cell office:value-type="string">
                <text:p>Voisin</text:p>
              </table:table-cell>
              <table:table-cell office:value-type="string">
                <text:p>Aubignac</text:p>
              </table:table-cell>
              <table:table-cell office:value-type="string">
                <text:p>Conti</text:p>
              </table:table-cell>
              <table:table-cell office:value-type="string">
                <text:p>Gaule</text:p>
              </table:table-cell>
              <table:table-cell office:value-type="string">
                <text:p>Beaulieu</text:p>
              </table:table-cell>
            </table:table-row>
          </table:table-header-rows>
          <table:table-rows>
            <table:table-row>
              <table:table-cell office:value-type="string">
                <text:p>Vincent</text:p>
              </table:table-cell>
              <table:table-cell office:value-type="float" office:value="0">
                <text:p>0</text:p>
              </table:table-cell>
              <table:table-cell office:value-type="float" office:value="0.000230202578268877">
                <text:p>0.000230202578268877</text:p>
              </table:table-cell>
              <table:table-cell office:value-type="float" office:value="0.0000895094880057286">
                <text:p>0.0000895094880057286</text:p>
              </table:table-cell>
              <table:table-cell office:value-type="float" office:value="0.0000889600569344364">
                <text:p>0.0000889600569344364</text:p>
              </table:table-cell>
              <table:table-cell office:value-type="float" office:value="0">
                <text:p>0</text:p>
              </table:table-cell>
              <table:table-cell office:value-type="float" office:value="0">
                <text:p>0</text:p>
              </table:table-cell>
              <table:table-cell office:value-type="float" office:value="0.000809923696662262">
                <text:p>0.000809923696662262</text:p>
              </table:table-cell>
              <table:table-cell office:value-type="float" office:value="0.000480384307445957">
                <text:p>0.000480384307445957</text:p>
              </table:table-cell>
              <table:table-cell office:value-type="float" office:value="0.000700317316190853">
                <text:p>0.000700317316190853</text:p>
              </table:table-cell>
              <table:table-cell office:value-type="float" office:value="0.000285605483625286">
                <text:p>0.00028560548362528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Var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11208967173739">
                <text:p>0.0011208967173739</text:p>
              </table:table-cell>
              <table:table-cell office:value-type="float" office:value="0.000405701065931253">
                <text:p>0.000405701065931253</text:p>
              </table:table-cell>
              <table:table-cell office:value-type="float" office:value="0">
                <text:p>0</text:p>
              </table:table-cell>
              <table:table-cell office:value-type="float" office:value="0.000798110075341591">
                <text:p>0.000798110075341591</text:p>
              </table:table-cell>
              <table:table-cell office:value-type="float" office:value="0.00141643059490085">
                <text:p>0.00141643059490085</text:p>
              </table:table-cell>
              <table:table-cell office:value-type="float" office:value="0">
                <text:p>0</text:p>
              </table:table-cell>
            </table:table-row>
            <table:table-row>
              <table:table-cell office:value-type="string">
                <text:p>Valère</text:p>
              </table:table-cell>
              <table:table-cell office:value-type="float" office:value="0">
                <text:p>0</text:p>
              </table:table-cell>
              <table:table-cell office:value-type="float" office:value="0">
                <text:p>0</text:p>
              </table:table-cell>
              <table:table-cell office:value-type="float" office:value="0.000805585392051557">
                <text:p>0.000805585392051557</text:p>
              </table:table-cell>
              <table:table-cell office:value-type="float" office:value="NaN">
                <text:p>NaN</text:p>
              </table:table-cell>
              <table:table-cell office:value-type="float" office:value="0">
                <text:p>0</text:p>
              </table:table-cell>
              <table:table-cell office:value-type="float" office:value="0.000241429261226461">
                <text:p>0.000241429261226461</text:p>
              </table:table-cell>
              <table:table-cell office:value-type="float" office:value="0.0000852551259644486">
                <text:p>0.0000852551259644486</text:p>
              </table:table-cell>
              <table:table-cell office:value-type="float" office:value="0">
                <text:p>0</text:p>
              </table:table-cell>
              <table:table-cell office:value-type="float" office:value="0.000323594897826118">
                <text:p>0.00032359489782611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oma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837835034271443">
                <text:p>0.00083783503427144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éodos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255765377893346">
                <text:p>0.000255765377893346</text:p>
              </table:table-cell>
              <table:table-cell office:value-type="float" office:value="0.0000640512409927942">
                <text:p>0.0000640512409927942</text:p>
              </table:table-cell>
              <table:table-cell office:value-type="float" office:value="0.000386381967553574">
                <text:p>0.000386381967553574</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Tertul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654309264859603">
                <text:p>0.0006543092648596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Scipion</text:p>
              </table:table-cell>
              <table:table-cell office:value-type="float" office:value="0">
                <text:p>0</text:p>
              </table:table-cell>
              <table:table-cell office:value-type="float" office:value="0.00184162062615101">
                <text:p>0.00184162062615101</text:p>
              </table:table-cell>
              <table:table-cell office:value-type="float" office:value="0">
                <text:p>0</text:p>
              </table:table-cell>
              <table:table-cell office:value-type="float" office:value="NaN">
                <text:p>NaN</text:p>
              </table:table-cell>
              <table:table-cell office:value-type="float" office:value="0.0000159587625575513">
                <text:p>0.00001595876255755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6999405937725">
                <text:p>0.000226999405937725</text:p>
              </table:table-cell>
              <table:table-cell office:value-type="float" office:value="0.000158669713125159">
                <text:p>0.000158669713125159</text:p>
              </table:table-cell>
              <table:table-cell office:value-type="float" office:value="0">
                <text:p>0</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Salv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4972301242701">
                <text:p>0.00014972301242701</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
                <text:p>0</text:p>
              </table:table-cell>
              <table:table-cell office:value-type="float" office:value="0.000110680686220255">
                <text:p>0.000110680686220255</text:p>
              </table:table-cell>
            </table:table-row>
            <table:table-row>
              <table:table-cell office:value-type="string">
                <text:p>Rosc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00217286335103815">
                <text:p>0.00217286335103815</text:p>
              </table:table-cell>
              <table:table-cell office:value-type="float" office:value="0.0000852551259644486">
                <text:p>0.0000852551259644486</text:p>
              </table:table-cell>
              <table:table-cell office:value-type="float" office:value="0.0000320256204963971">
                <text:p>0.0000320256204963971</text:p>
              </table:table-cell>
              <table:table-cell office:value-type="float" office:value="0.0000917657172939739">
                <text:p>0.0000917657172939739</text:p>
              </table:table-cell>
              <table:table-cell office:value-type="float" office:value="0.000126935770500127">
                <text:p>0.000126935770500127</text:p>
              </table:table-cell>
              <table:table-cell office:value-type="float" office:value="0.0000957732090409909">
                <text:p>0.0000957732090409909</text:p>
              </table:table-cell>
              <table:table-cell office:value-type="float" office:value="0">
                <text:p>0</text:p>
              </table:table-cell>
              <table:table-cell office:value-type="float" office:value="0">
                <text:p>0</text:p>
              </table:table-cell>
            </table:table-row>
            <table:table-row>
              <table:table-cell office:value-type="string">
                <text:p>Quinti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000128102481985588">
                <text:p>0.000128102481985588</text:p>
              </table:table-cell>
              <table:table-cell office:value-type="float" office:value="0.000111084815671653">
                <text:p>0.000111084815671653</text:p>
              </table:table-cell>
              <table:table-cell office:value-type="float" office:value="0.000158669713125159">
                <text:p>0.000158669713125159</text:p>
              </table:table-cell>
              <table:table-cell office:value-type="float" office:value="0.0000319244030136636">
                <text:p>0.0000319244030136636</text:p>
              </table:table-cell>
              <table:table-cell office:value-type="float" office:value="0.000236071765816808">
                <text:p>0.000236071765816808</text:p>
              </table:table-cell>
              <table:table-cell office:value-type="float" office:value="0">
                <text:p>0</text:p>
              </table:table-cell>
            </table:table-row>
            <table:table-row>
              <table:table-cell office:value-type="string">
                <text:p>Plutarqu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0320256204963971">
                <text:p>0.0000320256204963971</text:p>
              </table:table-cell>
              <table:table-cell office:value-type="float" office:value="0.00014489323783259">
                <text:p>0.00014489323783259</text:p>
              </table:table-cell>
              <table:table-cell office:value-type="float" office:value="0.000158669713125159">
                <text:p>0.000158669713125159</text:p>
              </table:table-cell>
              <table:table-cell office:value-type="float" office:value="0.0000638488060273273">
                <text:p>0.0000638488060273273</text:p>
              </table:table-cell>
              <table:table-cell office:value-type="float" office:value="0">
                <text:p>0</text:p>
              </table:table-cell>
              <table:table-cell office:value-type="float" office:value="0">
                <text:p>0</text:p>
              </table:table-cell>
            </table:table-row>
            <table:table-row>
              <table:table-cell office:value-type="string">
                <text:p>Plat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608486789431545">
                <text:p>0.000608486789431545</text:p>
              </table:table-cell>
              <table:table-cell office:value-type="float" office:value="0.0000482977459441968">
                <text:p>0.0000482977459441968</text:p>
              </table:table-cell>
              <table:table-cell office:value-type="float" office:value="0.0000952018278750952">
                <text:p>0.0000952018278750952</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
                <text:p>0</text:p>
              </table:table-cell>
            </table:table-row>
            <table:table-row>
              <table:table-cell office:value-type="string">
                <text:p>Jésus-Chri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35233688643751">
                <text:p>0.000135233688643751</text:p>
              </table:table-cell>
              <table:table-cell office:value-type="float" office:value="0.000158669713125159">
                <text:p>0.00015866971312515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Honor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417934347478">
                <text:p>0.00022417934347478</text:p>
              </table:table-cell>
              <table:table-cell office:value-type="float" office:value="0.000120744364860492">
                <text:p>0.0001207443648604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op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320256204963971">
                <text:p>0.0000320256204963971</text:p>
              </table:table-cell>
              <table:table-cell office:value-type="float" office:value="0.000111084815671653">
                <text:p>0.0001110848156716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pr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0640512409927942">
                <text:p>0.0000640512409927942</text:p>
              </table:table-cell>
              <table:table-cell office:value-type="float" office:value="0.000115914590266072">
                <text:p>0.000115914590266072</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onti</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00640512409927942">
                <text:p>0.0000640512409927942</text:p>
              </table:table-cell>
              <table:table-cell office:value-type="float" office:value="0.0000821061681051345">
                <text:p>0.0000821061681051345</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000110680686220255">
                <text:p>0.000110680686220255</text:p>
              </table:table-cell>
            </table:table-row>
            <table:table-row>
              <table:table-cell office:value-type="string">
                <text:p>Cicé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231402057084494">
                <text:p>0.0002314020570844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hrysosto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864691753402722">
                <text:p>0.0008646917534027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eltra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000241429261226461">
                <text:p>0.000241429261226461</text:p>
              </table:table-cell>
              <table:table-cell office:value-type="float" office:value="0">
                <text:p>0</text:p>
              </table:table-cell>
              <table:table-cell office:value-type="float" office:value="0">
                <text:p>0</text:p>
              </table:table-cell>
              <table:table-cell office:value-type="float" office:value="0.000130403914049331">
                <text:p>0.000130403914049331</text:p>
              </table:table-cell>
              <table:table-cell office:value-type="float" office:value="0">
                <text:p>0</text:p>
              </table:table-cell>
              <table:table-cell office:value-type="float" office:value="0.0000319244030136636">
                <text:p>0.0000319244030136636</text:p>
              </table:table-cell>
              <table:table-cell office:value-type="float" office:value="0">
                <text:p>0</text:p>
              </table:table-cell>
              <table:table-cell office:value-type="float" office:value="0">
                <text:p>0</text:p>
              </table:table-cell>
            </table:table-row>
            <table:table-row>
              <table:table-cell office:value-type="string">
                <text:p>Augusti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11084815671653">
                <text:p>0.000111084815671653</text:p>
              </table:table-cell>
              <table:table-cell office:value-type="float" office:value="0.000126935770500127">
                <text:p>0.00012693577050012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ugus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15914590266072">
                <text:p>0.000115914590266072</text:p>
              </table:table-cell>
              <table:table-cell office:value-type="float" office:value="0.0000952018278750952">
                <text:p>0.000095201827875095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istote</text:p>
              </table:table-cell>
              <table:table-cell office:value-type="float" office:value="0.000201085863663784">
                <text:p>0.000201085863663784</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60128102481986">
                <text:p>0.000160128102481986</text:p>
              </table:table-cell>
              <table:table-cell office:value-type="float" office:value="0.0000724466189162952">
                <text:p>0.0000724466189162952</text:p>
              </table:table-cell>
              <table:table-cell office:value-type="float" office:value="0.00019040365575019">
                <text:p>0.000190403655750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cad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
                <text:p>0</text:p>
              </table:table-cell>
              <table:table-cell office:value-type="float" office:value="0.000101425266482813">
                <text:p>0.000101425266482813</text:p>
              </table:table-cell>
              <table:table-cell office:value-type="float" office:value="0.000253871541000254">
                <text:p>0.00025387154100025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